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7354c"/>
    </style:style>
    <style:style style:name="P2" style:family="paragraph" style:parent-style-name="Text_20_body">
      <style:paragraph-properties fo:margin-top="0in" fo:margin-bottom="0in" style:contextual-spacing="false"/>
      <style:text-properties officeooo:paragraph-rsid="0017354c"/>
    </style:style>
    <style:style style:name="P3" style:family="paragraph" style:parent-style-name="Heading_20_5">
      <style:paragraph-properties fo:margin-left="0in" fo:margin-right="0in" fo:text-indent="0in" style:auto-text-indent="false" fo:padding="0in" fo:border="none"/>
    </style:style>
    <style:style style:name="P4" style:family="paragraph" style:parent-style-name="Preformatted_20_Text">
      <style:paragraph-properties fo:margin-left="0in" fo:margin-right="0in" fo:text-indent="0in" style:auto-text-indent="false" fo:padding="0in" fo:border="none"/>
    </style:style>
    <style:style style:name="P5" style:family="paragraph" style:parent-style-name="Text_20_body">
      <style:paragraph-properties fo:margin-left="0in" fo:margin-right="0in" fo:text-indent="0in" style:auto-text-indent="false" fo:padding="0in" fo:border="none"/>
    </style:style>
    <style:style style:name="P6"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7" style:family="paragraph" style:parent-style-name="Preformatted_20_Text">
      <style:paragraph-properties fo:margin-top="0in" fo:margin-bottom="0.1965in" style:contextual-spacing="false" fo:padding="0in" fo:border="none"/>
    </style:style>
    <style:style style:name="P8" style:family="paragraph" style:parent-style-name="Preformatted_20_Text">
      <style:paragraph-properties fo:padding="0in" fo:border="none"/>
    </style:style>
    <style:style style:name="P9" style:family="paragraph" style:parent-style-name="Heading_20_1">
      <style:paragraph-properties fo:break-before="page"/>
      <style:text-properties officeooo:paragraph-rsid="0017354c"/>
    </style:style>
    <style:style style:name="P10" style:family="paragraph" style:parent-style-name="Heading_20_1" style:list-style-name="">
      <style:text-properties officeooo:paragraph-rsid="0017354c"/>
    </style:style>
    <style:style style:name="P11"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12" style:family="paragraph" style:parent-style-name="Text_20_body" style:list-style-name="L1">
      <style:paragraph-properties fo:margin-left="0in" fo:margin-right="0in" fo:text-indent="0in" style:auto-text-indent="false" fo:padding="0in" fo:border="none"/>
    </style:style>
    <style:style style:name="P13"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14" style:family="paragraph" style:parent-style-name="Text_20_body" style:list-style-name="L2">
      <style:paragraph-properties fo:margin-left="0in" fo:margin-right="0in" fo:text-indent="0in" style:auto-text-indent="false" fo:padding="0in" fo:border="none"/>
    </style:style>
    <style:style style:name="P15"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16" style:family="paragraph" style:parent-style-name="Text_20_body" style:list-style-name="L3">
      <style:paragraph-properties fo:margin-left="0in" fo:margin-right="0in" fo:text-indent="0in" style:auto-text-indent="false" fo:padding="0in" fo:border="none"/>
    </style:style>
    <style:style style:name="P17" style:family="paragraph" style:parent-style-name="Text_20_body" style:list-style-name="L4">
      <style:paragraph-properties fo:margin-left="0in" fo:margin-right="0in" fo:margin-top="0in" fo:margin-bottom="0in" style:contextual-spacing="false" fo:text-indent="0in" style:auto-text-indent="false" fo:padding="0in" fo:border="none"/>
    </style:style>
    <style:style style:name="P18" style:family="paragraph" style:parent-style-name="Text_20_body" style:list-style-name="L4">
      <style:paragraph-properties fo:margin-left="0in" fo:margin-right="0in" fo:text-indent="0in" style:auto-text-indent="false" fo:padding="0in" fo:border="none"/>
    </style:style>
    <style:style style:name="T1" style:family="text">
      <style:text-properties loext:padding="0in" loext:border="none"/>
    </style:style>
    <style:style style:name="T2" style:family="text">
      <style:text-properties loext:padding="0.0193in" loext:border="0.06pt solid #f7faff"/>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officeooo:rsid="001874d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2570. Merge Two 2D Arrays by Summing Values</text:h>
      <text:p text:style-name="P5">You are given two <text:span text:style-name="Strong_20_Emphasis"><text:span text:style-name="T1">2D</text:span></text:span> integer arrays <text:span text:style-name="Source_20_Text"><text:span text:style-name="T2">nums1</text:span></text:span> and <text:span text:style-name="Source_20_Text"><text:span text:style-name="T2">nums2.</text:span></text:span></text:p>
      <text:list text:style-name="L1">
        <text:list-item>
          <text:p text:style-name="P11"><text:span text:style-name="Source_20_Text"><text:span text:style-name="T2">nums1[i] = [id</text:span></text:span><text:span text:style-name="Source_20_Text"><text:span text:style-name="T1">i</text:span></text:span><text:span text:style-name="Source_20_Text"><text:span text:style-name="T2">, val</text:span></text:span><text:span text:style-name="Source_20_Text"><text:span text:style-name="T1">i</text:span></text:span><text:span text:style-name="Source_20_Text"><text:span text:style-name="T2">]</text:span></text:span> indicate that the number with the id <text:span text:style-name="Source_20_Text"><text:span text:style-name="T2">id</text:span></text:span><text:span text:style-name="Source_20_Text"><text:span text:style-name="T1">i</text:span></text:span> has a value equal to <text:span text:style-name="Source_20_Text"><text:span text:style-name="T2">val</text:span></text:span><text:span text:style-name="Source_20_Text"><text:span text:style-name="T1">i</text:span></text:span>.</text:p>
        </text:list-item>
        <text:list-item>
          <text:p text:style-name="P12"><text:span text:style-name="Source_20_Text"><text:span text:style-name="T2">nums2[i] = [id</text:span></text:span><text:span text:style-name="Source_20_Text"><text:span text:style-name="T1">i</text:span></text:span><text:span text:style-name="Source_20_Text"><text:span text:style-name="T2">, val</text:span></text:span><text:span text:style-name="Source_20_Text"><text:span text:style-name="T1">i</text:span></text:span><text:span text:style-name="Source_20_Text"><text:span text:style-name="T2">]</text:span></text:span> indicate that the number with the id <text:span text:style-name="Source_20_Text"><text:span text:style-name="T2">id</text:span></text:span><text:span text:style-name="Source_20_Text"><text:span text:style-name="T1">i</text:span></text:span> has a value equal to <text:span text:style-name="Source_20_Text"><text:span text:style-name="T2">val</text:span></text:span><text:span text:style-name="Source_20_Text"><text:span text:style-name="T1">i</text:span></text:span>.</text:p>
        </text:list-item>
      </text:list>
      <text:p text:style-name="P5">Each array contains <text:span text:style-name="Strong_20_Emphasis"><text:span text:style-name="T1">unique</text:span></text:span> ids and is sorted in <text:span text:style-name="Strong_20_Emphasis"><text:span text:style-name="T1">ascending</text:span></text:span> order by id.</text:p>
      <text:p text:style-name="P5">Merge the two arrays into one array that is sorted in ascending order by id, respecting the following conditions:</text:p>
      <text:list text:style-name="L2">
        <text:list-item>
          <text:p text:style-name="P13">Only ids that appear in at least one of the two arrays should be included in the resulting array.</text:p>
        </text:list-item>
        <text:list-item>
          <text:p text:style-name="P14">Each id should be included <text:span text:style-name="Strong_20_Emphasis"><text:span text:style-name="T1">only once</text:span></text:span> and its value should be the sum of the values of this id in the two arrays. If the id does not exist in one of the two arrays, then assume its value in that array to be <text:span text:style-name="Source_20_Text"><text:span text:style-name="T2">0</text:span></text:span>.</text:p>
        </text:list-item>
      </text:list>
      <text:p text:style-name="P5">Return <text:span text:style-name="Emphasis"><text:span text:style-name="T1">the resulting array</text:span></text:span>. The returned array must be sorted in ascending order by id.</text:p>
      <text:p text:style-name="P5"><text:span text:style-name="Strong_20_Emphasis"><text:span text:style-name="T1">Example 1:</text:span></text:span></text:p>
      <text:p text:style-name="P4"><text:span text:style-name="Strong_20_Emphasis"><text:span text:style-name="T1">Input:</text:span></text:span> nums1 = [[1,2],[2,3],[4,5]], nums2 = [[1,4],[3,2],[4,1]]</text:p>
      <text:p text:style-name="P4"><text:span text:style-name="Strong_20_Emphasis"><text:span text:style-name="T1">Output:</text:span></text:span> [[1,6],[2,3],[3,2],[4,6]]</text:p>
      <text:p text:style-name="P4"><text:span text:style-name="Strong_20_Emphasis"><text:span text:style-name="T1">Explanation:</text:span></text:span> The resulting array contains the following:</text:p>
      <text:p text:style-name="P8">- id = 1, the value of this id is 2 + 4 = 6.</text:p>
      <text:p text:style-name="P8">- id = 2, the value of this id is 3.</text:p>
      <text:p text:style-name="P8">- id = 3, the value of this id is 2.</text:p>
      <text:p text:style-name="P7">- id = 4, the value of this id is 5 + 1 = 6.</text:p>
      <text:p text:style-name="P5"><text:span text:style-name="Strong_20_Emphasis"><text:span text:style-name="T1">Example 2:</text:span></text:span></text:p>
      <text:p text:style-name="P4"><text:span text:style-name="Strong_20_Emphasis"><text:span text:style-name="T1">Input:</text:span></text:span> nums1 = [[2,4],[3,6],[5,5]], nums2 = [[1,3],[4,3]]</text:p>
      <text:p text:style-name="P4"><text:span text:style-name="Strong_20_Emphasis"><text:span text:style-name="T1">Output:</text:span></text:span> [[1,3],[2,4],[3,6],[4,3],[5,5]]</text:p>
      <text:p text:style-name="P6"><text:span text:style-name="Strong_20_Emphasis"><text:span text:style-name="T1">Explanation:</text:span></text:span> There are no common ids, so we just include each id with its value in the resulting list.</text:p>
      <text:p text:style-name="P5"><text:span text:style-name="Strong_20_Emphasis"><text:span text:style-name="T1">Constraints:</text:span></text:span></text:p>
      <text:list text:style-name="L3">
        <text:list-item>
          <text:p text:style-name="P15"><text:span text:style-name="Source_20_Text"><text:span text:style-name="T2">1 &lt;= nums1.length, nums2.length &lt;= 200</text:span></text:span></text:p>
        </text:list-item>
        <text:list-item>
          <text:p text:style-name="P15"><text:span text:style-name="Source_20_Text"><text:span text:style-name="T2">nums1[i].length == nums2[j].length == 2</text:span></text:span></text:p>
        </text:list-item>
        <text:list-item>
          <text:p text:style-name="P15"><text:span text:style-name="Source_20_Text"><text:span text:style-name="T2">1 &lt;= id</text:span></text:span><text:span text:style-name="Source_20_Text"><text:span text:style-name="T1">i</text:span></text:span><text:span text:style-name="Source_20_Text"><text:span text:style-name="T2">, val</text:span></text:span><text:span text:style-name="Source_20_Text"><text:span text:style-name="T1">i</text:span></text:span><text:span text:style-name="Source_20_Text"><text:span text:style-name="T2"> &lt;= 1000</text:span></text:span></text:p>
        </text:list-item>
        <text:list-item>
          <text:p text:style-name="P15">Both arrays contain unique ids.</text:p>
        </text:list-item>
        <text:list-item>
          <text:p text:style-name="P16">Both arrays are in strictly ascending order by id.</text:p>
        </text:list-item>
      </text:list>
      <text:p text:style-name="Text_20_body"/>
      <text:h text:style-name="P9" text:outline-level="1">2570. Merge Two 2D Arrays by Summing Values</text:h>
      <text:h text:style-name="P1" text:outline-level="3"><text:bookmark text:name="overview"/>Overview</text:h>
      <text:p text:style-name="P5">We are given two arrays, <text:span text:style-name="Source_20_Text"><text:span text:style-name="T1">nums1</text:span></text:span> and <text:span text:style-name="Source_20_Text"><text:span text:style-name="T1">nums2</text:span></text:span>, each containing pairs of the form <text:span text:style-name="Source_20_Text"><text:span text:style-name="T1">{id, value}</text:span></text:span>. These pairs represent mappings where <text:span text:style-name="Source_20_Text"><text:span text:style-name="T1">id</text:span></text:span> is unique within each array, and both arrays are sorted in ascending order based on <text:span text:style-name="Source_20_Text"><text:span text:style-name="T1">id</text:span></text:span>.</text:p>
      <text:p text:style-name="P5">Our goal is to merge these two arrays of pairs into a single sorted array of pairs. Each entry in the result should correspond to an <text:span text:style-name="Source_20_Text"><text:span text:style-name="T1">id</text:span></text:span> that appears in either input array. If an <text:span text:style-name="Source_20_Text"><text:span text:style-name="T1">id</text:span></text:span> is present in both arrays, we sum the associated values; otherwise, we keep the existing pair as is. The final output must be sorted by <text:span text:style-name="Source_20_Text"><text:span text:style-name="T1">id</text:span></text:span>.</text:p>
      <text:h text:style-name="P3" text:outline-level="5"><text:bookmark text:name="examples"/>Examples:</text:h>
      <text:list text:style-name="L4">
        <text:list-item>
          <text:p text:style-name="P17">If <text:span text:style-name="Source_20_Text"><text:span text:style-name="T1">nums1 = [(id1, val1)]</text:span></text:span> and <text:span text:style-name="Source_20_Text"><text:span text:style-name="T1">nums2 = [(id2, val2)]</text:span></text:span> with <text:span text:style-name="Source_20_Text"><text:span text:style-name="T1">id1 &lt; id2</text:span></text:span>, then the final array should be <text:span text:style-name="Source_20_Text"><text:span text:style-name="T1">[(id1, val1), (id2, val2)]</text:span></text:span>.</text:p>
        </text:list-item>
        <text:list-item>
          <text:p text:style-name="P17">If <text:span text:style-name="Source_20_Text"><text:span text:style-name="T1">nums1 = [(id1, val1)]</text:span></text:span> and <text:span text:style-name="Source_20_Text"><text:span text:style-name="T1">nums2 = [(id1, val2)]</text:span></text:span>, then the final array should be <text:span text:style-name="Source_20_Text"><text:span text:style-name="T1">[(id1, val1 + val2)]</text:span></text:span>.</text:p>
        </text:list-item>
        <text:list-item>
          <text:p text:style-name="P18">If <text:span text:style-name="Source_20_Text"><text:span text:style-name="T1">nums1 = [(id1, val1), (id2, val2)]</text:span></text:span> and <text:span text:style-name="Source_20_Text"><text:span text:style-name="T1">nums2 = [(id2, val3)]</text:span></text:span> with <text:span text:style-name="Source_20_Text"><text:span text:style-name="T1">id1 &lt; id2</text:span></text:span>, then the final array should be <text:span text:style-name="Source_20_Text"><text:span text:style-name="T1">[(id1, val1), (id2, val2 + val3)]</text:span></text:span>.</text:p>
        </text:list-item>
      </text:list>
      <text:h text:style-name="P10" text:outline-level="1"/>
      <text:h text:style-name="P9" text:outline-level="1">2570. Merge Two 2D Arrays by Summing Values</text:h>
      <text:p text:style-name="P2">/*</text:p>
      <text:p text:style-name="P2"><text:s text:c="4"/><text:span text:style-name="T3">Two pointers</text:span></text:p>
      <text:p text:style-name="P2"><text:s text:c="4"/>Time complexity: O(<text:span text:style-name="T4">2(</text:span>n+m<text:span text:style-name="T4">)</text:span>)</text:p>
      <text:p text:style-name="P2"><text:s text:c="4"/>Space complexity: O(n+m)</text:p>
      <text:p text:style-name="P2">*/</text:p>
      <text:p text:style-name="P2">typedef std::vector&lt;int&gt; vi; </text:p>
      <text:p text:style-name="P2">typedef std::vector&lt;vi&gt; vvi;</text:p>
      <text:p text:style-name="P2">class Solution {</text:p>
      <text:p text:style-name="P2"><text:s text:c="4"/>public:</text:p>
      <text:p text:style-name="P2"><text:s text:c="8"/>vvi mergeArrays(vvi&amp; nums1, vvi&amp; nums2) {</text:p>
      <text:p text:style-name="P2"><text:s text:c="12"/>int n=nums1.size();</text:p>
      <text:p text:style-name="P2"><text:s text:c="12"/>int m=nums2.size();</text:p>
      <text:p text:style-name="P2"><text:s text:c="12"/>vvi ans;</text:p>
      <text:p text:style-name="P2"><text:s text:c="12"/>int i=0,j=0;</text:p>
      <text:p text:style-name="P2"><text:s text:c="12"/>while(i&lt;n &amp;&amp; j&lt;m){</text:p>
      <text:p text:style-name="P2"><text:s text:c="16"/>if(nums1[i][0]&lt;nums2[j][0]){</text:p>
      <text:p text:style-name="P2"><text:s text:c="20"/>ans.push_back(nums1[i]);</text:p>
      <text:p text:style-name="P2"><text:s text:c="20"/>i++;</text:p>
      <text:p text:style-name="P2"><text:s text:c="16"/>}</text:p>
      <text:p text:style-name="P2"><text:s text:c="16"/>else if(nums1[i][0]&gt;nums2[j][0]){</text:p>
      <text:p text:style-name="P2"><text:s text:c="20"/>ans.push_back(nums2[j]);</text:p>
      <text:p text:style-name="P2"><text:s text:c="20"/>j++;</text:p>
      <text:p text:style-name="P2"><text:s text:c="16"/>}</text:p>
      <text:p text:style-name="P2"><text:s text:c="16"/>else{</text:p>
      <text:p text:style-name="P2"><text:s text:c="20"/>ans.push_back({nums1[i][0],nums1[i][1]+nums2[j][1]});</text:p>
      <text:p text:style-name="P2"><text:s text:c="20"/>i++;</text:p>
      <text:p text:style-name="P2"><text:s text:c="20"/>j++;</text:p>
      <text:p text:style-name="P2"><text:s text:c="16"/>}</text:p>
      <text:p text:style-name="P2"><text:s text:c="12"/>}</text:p>
      <text:p text:style-name="P2"/>
      <text:p text:style-name="P2"><text:s text:c="12"/>while(i&lt;n) ans.push_back(nums1[i++]);</text:p>
      <text:p text:style-name="P2"><text:s text:c="12"/>while(j&lt;m) ans.push_back(nums2[j++]);</text:p>
      <text:p text:style-name="P2"/>
      <text:p text:style-name="P2"><text:s text:c="12"/>return ans;</text:p>
      <text:p text:style-name="P2"><text:s text:c="8"/>}</text:p>
      <text:p text:style-name="P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Arabic1" style:font-family-complex="'Noto Sans Arabic'"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3</text:page-number>/<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2T01:25:58.636569950</meta:creation-date>
    <dc:date>2025-03-02T01:30:11.329348754</dc:date>
    <meta:editing-duration>PT2M14S</meta:editing-duration>
    <meta:editing-cycles>2</meta:editing-cycles>
    <meta:generator>LibreOffice/24.2.7.2$Linux_X86_64 LibreOffice_project/420$Build-2</meta:generator>
    <meta:document-statistic meta:table-count="0" meta:image-count="0" meta:object-count="0" meta:page-count="3" meta:paragraph-count="71" meta:word-count="561" meta:character-count="3518" meta:non-whitespace-character-count="2662"/>
  </office:meta>
</office:document-meta>
</file>